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0700000007E11686D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81in" style:rel-width="100%" fo:margin-left="0.0035in" fo:margin-top="0in" fo:margin-bottom="0in" table:align="left" style:writing-mode="lr-tb"/>
    </style:style>
    <style:style style:name="Table1.A" style:family="table-column">
      <style:table-column-properties style:column-width="0.6264in" style:rel-column-width="6546*"/>
    </style:style>
    <style:style style:name="Table1.B" style:family="table-column">
      <style:table-column-properties style:column-width="1.3792in" style:rel-column-width="14418*"/>
    </style:style>
    <style:style style:name="Table1.D" style:family="table-column">
      <style:table-column-properties style:column-width="0.7132in" style:rel-column-width="7458*"/>
    </style:style>
    <style:style style:name="Table1.E" style:family="table-column">
      <style:table-column-properties style:column-width="1.5438in" style:rel-column-width="16141*"/>
    </style:style>
    <style:style style:name="Table1.F" style:family="table-column">
      <style:table-column-properties style:column-width="0.6264in" style:rel-column-width="655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938in" fo:keep-together="auto"/>
    </style:style>
    <style:style style:name="Table2" style:family="table">
      <style:table-properties style:width="6.2681in" style:rel-width="100%" fo:margin-left="0.0035in" fo:margin-top="0in" fo:margin-bottom="0in" table:align="left" style:writing-mode="lr-tb"/>
    </style:style>
    <style:style style:name="Table2.A" style:family="table-column">
      <style:table-column-properties style:column-width="0.6264in" style:rel-column-width="6546*"/>
    </style:style>
    <style:style style:name="Table2.B" style:family="table-column">
      <style:table-column-properties style:column-width="5.0153in" style:rel-column-width="52435*"/>
    </style:style>
    <style:style style:name="Table2.C" style:family="table-column">
      <style:table-column-properties style:column-width="0.6271in" style:rel-column-width="6554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938in" fo:keep-together="auto"/>
    </style:style>
    <style:style style:name="Table3" style:family="table">
      <style:table-properties style:width="6.2681in" style:rel-width="100%" fo:margin-left="0.0035in" fo:margin-top="0in" fo:margin-bottom="0in" table:align="left" style:writing-mode="lr-tb"/>
    </style:style>
    <style:style style:name="Table3.A" style:family="table-column">
      <style:table-column-properties style:column-width="0.6264in" style:rel-column-width="6546*"/>
    </style:style>
    <style:style style:name="Table3.B" style:family="table-column">
      <style:table-column-properties style:column-width="5.0153in" style:rel-column-width="52435*"/>
    </style:style>
    <style:style style:name="Table3.C" style:family="table-column">
      <style:table-column-properties style:column-width="0.6271in" style:rel-column-width="6554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3938in" fo:keep-together="auto"/>
    </style:style>
    <style:style style:name="Table4" style:family="table">
      <style:table-properties style:width="6.2681in" style:rel-width="100%" fo:margin-left="0.0035in" fo:margin-top="0in" fo:margin-bottom="0in" table:align="left" style:writing-mode="lr-tb"/>
    </style:style>
    <style:style style:name="Table4.A" style:family="table-column">
      <style:table-column-properties style:column-width="0.6264in" style:rel-column-width="6546*"/>
    </style:style>
    <style:style style:name="Table4.B" style:family="table-column">
      <style:table-column-properties style:column-width="5.0153in" style:rel-column-width="52435*"/>
    </style:style>
    <style:style style:name="Table4.C" style:family="table-column">
      <style:table-column-properties style:column-width="0.6271in" style:rel-column-width="6554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2" style:family="table-row">
      <style:table-row-properties style:min-row-height="0.3938in" fo:keep-together="auto"/>
    </style:style>
    <style:style style:name="Table5" style:family="table">
      <style:table-properties style:width="6.2681in" style:rel-width="100%" fo:margin-left="0.0035in" fo:margin-top="0in" fo:margin-bottom="0in" table:align="left" style:writing-mode="lr-tb"/>
    </style:style>
    <style:style style:name="Table5.A" style:family="table-column">
      <style:table-column-properties style:column-width="0.6264in" style:rel-column-width="6546*"/>
    </style:style>
    <style:style style:name="Table5.B" style:family="table-column">
      <style:table-column-properties style:column-width="5.0153in" style:rel-column-width="52435*"/>
    </style:style>
    <style:style style:name="Table5.C" style:family="table-column">
      <style:table-column-properties style:column-width="0.6271in" style:rel-column-width="6554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3938in" fo:keep-together="auto"/>
    </style:style>
    <style:style style:name="P1" style:family="paragraph" style:parent-style-name="Standard">
      <style:paragraph-properties fo:margin-top="0.0972in" fo:margin-bottom="0in" style:contextual-spacing="false" fo:text-align="center" style:justify-single-word="false"/>
    </style:style>
    <style:style style:name="P2" style:family="paragraph" style:parent-style-name="Standard">
      <style:text-properties style:font-name="Times New Roman" fo:font-size="10pt" fo:language="it" fo:country="I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margin-top="0.0008in" fo:margin-bottom="0in" style:contextual-spacing="false">
        <style:tab-stops>
          <style:tab-stop style:position="6.9701in"/>
        </style:tab-stops>
      </style:paragraph-properties>
      <style:text-properties style:font-name="Times New Roman" fo:font-size="10pt" fo:language="it" fo:country="IT" style:font-name-asian="Times New Roman1" style:font-size-asian="10pt" style:font-name-complex="Times New Roman1" style:font-size-complex="10pt"/>
    </style:style>
    <style:style style:name="P4" style:family="paragraph" style:parent-style-name="Standard">
      <style:paragraph-properties fo:margin-top="0.0008in" fo:margin-bottom="0in" style:contextual-spacing="false"/>
    </style:style>
    <style:style style:name="P5" style:family="paragraph" style:parent-style-name="Standard">
      <style:paragraph-properties fo:margin-top="0.0008in" fo:margin-bottom="0in" style:contextual-spacing="false"/>
      <style:text-properties style:font-name="Times New Roman" fo:font-size="10pt" fo:language="it" fo:country="IT" style:font-name-asian="Times New Roman1" style:font-size-asian="10pt" style:font-name-complex="Times New Roman1" style:font-size-complex="10pt"/>
    </style:style>
    <style:style style:name="P6" style:family="paragraph" style:parent-style-name="List_20_Paragraph" style:list-style-name="WWNum12">
      <style:paragraph-properties fo:margin-left="0.25in" fo:margin-top="0.0008in" fo:margin-bottom="0in" style:contextual-spacing="false" fo:text-indent="-0.25in" style:auto-text-indent="false"/>
    </style:style>
    <style:style style:name="P7" style:family="paragraph">
      <loext:graphic-properties draw:fill="none"/>
      <style:paragraph-properties fo:text-align="center"/>
    </style:style>
    <style:style style:name="P8" style:family="paragraph" style:parent-style-name="List_20_Paragraph" style:list-style-name="WWNum4">
      <style:paragraph-properties fo:margin-left="0.2665in" fo:margin-top="0.0016in" fo:margin-bottom="0in" style:contextual-spacing="false" fo:text-indent="-0.25in" style:auto-text-indent="false"/>
    </style:style>
    <style:style style:name="P9" style:family="paragraph" style:parent-style-name="Standard">
      <style:paragraph-properties fo:margin-top="0.0016in" fo:margin-bottom="0in" style:contextual-spacing="false"/>
      <style:text-properties style:font-name="Times New Roman" fo:font-size="10pt" fo:language="it" fo:country="IT" style:font-name-asian="Times New Roman1" style:font-size-asian="10pt" style:font-name-complex="Times New Roman1" style:font-size-complex="10pt"/>
    </style:style>
    <style:style style:name="P10" style:family="paragraph" style:parent-style-name="Standard">
      <style:paragraph-properties fo:margin-top="0.0016in" fo:margin-bottom="0in" style:contextual-spacing="false" fo:text-align="start" style:justify-single-word="false" fo:hyphenation-ladder-count="no-limit" fo:hyphenation-keep="auto" loext:hyphenation-keep-type="column"/>
      <style:text-properties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.0016in" fo:margin-bottom="0in" style:contextual-spacing="false" fo:text-align="start" style:justify-single-word="false" fo:hyphenation-ladder-count="no-limit" fo:hyphenation-keep="auto" loext:hyphenation-keep-type="column"/>
      <style:text-properties style:font-name="Calibri" fo:font-size="11pt" fo:language="en" fo:country="US" officeooo:rsid="001a8cc0" officeooo:paragraph-rsid="001a8cc0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.0016in" fo:margin-bottom="0in" style:contextual-spacing="false" fo:text-align="start" style:justify-single-word="false" fo:hyphenation-ladder-count="no-limit" fo:hyphenation-keep="auto" loext:hyphenation-keep-type="column"/>
      <style:text-properties style:font-name="Times New Roman" fo:font-size="10pt" fo:language="it" fo:country="I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.0016in" fo:margin-bottom="0in" style:contextual-spacing="false"/>
    </style:style>
    <style:style style:name="P14" style:family="paragraph" style:parent-style-name="List_20_Paragraph" style:list-style-name="WWNum7">
      <style:paragraph-properties fo:margin-left="0.25in" fo:margin-top="0.0016in" fo:margin-bottom="0in" style:contextual-spacing="false" fo:text-indent="0in" style:auto-text-indent="false"/>
    </style:style>
    <style:style style:name="P15" style:family="paragraph" style:parent-style-name="List_20_Paragraph" style:list-style-name="WWNum7">
      <style:paragraph-properties fo:margin-left="0.25in" fo:margin-top="0.0016in" fo:margin-bottom="0in" style:contextual-spacing="false" fo:text-indent="-0.25in" style:auto-text-indent="false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hyphenation-ladder-count="no-limit" fo:hyphenation-keep="auto" loext:hyphenation-keep-type="column"/>
      <style:text-properties style:font-name="Times New Roman" fo:font-size="10pt" fo:language="it" fo:country="IT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 style:list-style-name="WWNum8">
      <style:paragraph-properties fo:margin-left="0.25in" fo:margin-top="0.0016in" fo:margin-bottom="0in" style:contextual-spacing="false" fo:text-indent="-0.25in" style:auto-text-indent="false"/>
    </style:style>
    <style:style style:name="P18" style:family="paragraph" style:parent-style-name="List_20_Paragraph" style:list-style-name="WWNum4">
      <style:paragraph-properties fo:margin-left="0.25in" fo:margin-top="0in" fo:margin-bottom="0in" style:contextual-spacing="false" fo:text-indent="-0.25in" style:auto-text-indent="false" fo:break-before="page"/>
    </style:style>
    <style:style style:name="P19" style:family="paragraph" style:parent-style-name="Standard">
      <style:paragraph-properties fo:margin-top="0.0016in" fo:margin-bottom="0in" style:contextual-spacing="false"/>
      <style:text-properties style:font-name="Times New Roman" fo:font-size="10pt" fo:language="it" fo:country="IT" style:font-size-asian="10pt" style:font-name-complex="Times New Roman1" style:font-size-complex="10pt"/>
    </style:style>
    <style:style style:name="P20" style:family="paragraph" style:parent-style-name="List_20_Paragraph" style:list-style-name="WWNum4">
      <style:paragraph-properties fo:margin-left="0.25in" fo:margin-top="0.0016in" fo:margin-bottom="0in" style:contextual-spacing="false" fo:text-indent="-0.25in" style:auto-text-indent="false"/>
    </style:style>
    <style:style style:name="P21" style:family="paragraph" style:parent-style-name="Standard">
      <style:paragraph-properties fo:orphans="2" fo:widows="2"/>
      <style:text-properties style:font-name="Times New Roman" fo:font-size="10pt" fo:language="it" fo:country="IT" style:font-name-asian="Times New Roman1" style:font-size-asian="10pt" style:font-name-complex="Times New Roman1" style:font-size-complex="10pt"/>
    </style:style>
    <style:style style:name="P22" style:family="paragraph" style:parent-style-name="Standard">
      <style:paragraph-properties fo:margin-top="0.052in" fo:margin-bottom="0in" style:contextual-spacing="false">
        <style:tab-stops>
          <style:tab-stop style:position="1.3484in"/>
        </style:tab-stops>
      </style:paragraph-properties>
      <style:text-properties fo:color="#1c1d1f" loext:opacity="100%" style:font-name="Times New Roman" fo:font-size="10pt" fo:language="it" fo:country="IT" style:font-size-asian="10pt" style:font-name-complex="Times New Roman1" style:font-size-complex="10pt"/>
    </style:style>
    <style:style style:name="P23" style:family="paragraph" style:parent-style-name="Standard">
      <style:paragraph-properties fo:margin-top="0.052in" fo:margin-bottom="0in" style:contextual-spacing="false">
        <style:tab-stops>
          <style:tab-stop style:position="1.3484in"/>
        </style:tab-stops>
      </style:paragraph-properties>
    </style:style>
    <style:style style:name="P24" style:family="paragraph"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 style:parent-style-name="Standard">
      <style:paragraph-properties fo:text-align="center" style:justify-single-word="false">
        <style:tab-stops>
          <style:tab-stop style:position="1.3484in"/>
        </style:tab-stops>
      </style:paragraph-properties>
    </style:style>
    <style:style style:name="T1" style:family="text">
      <style:text-properties style:font-name="Times New Roman" fo:font-size="14pt" fo:language="it" fo:country="IT" style:font-size-asian="14pt" style:font-name-complex="Times New Roman1" style:font-size-complex="14pt"/>
    </style:style>
    <style:style style:name="T2" style:family="text">
      <style:text-properties fo:color="#1d1f21" loext:opacity="100%" style:font-name="Times New Roman" fo:font-size="14pt" fo:language="it" fo:country="I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fo:language="it" fo:country="IT" style:font-size-asian="12pt" style:font-name-complex="Times New Roman1" style:font-size-complex="12pt"/>
    </style:style>
    <style:style style:name="T4" style:family="text">
      <style:text-properties fo:color="#1d1f21" loext:opacity="100%" style:font-name="Times New Roman" fo:font-size="12pt" fo:language="it" fo:country="IT" fo:font-weight="bold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0pt" fo:language="it" fo:country="IT" style:font-name-asian="Times New Roman1" style:font-size-asian="10pt" style:font-name-complex="Times New Roman1" style:font-size-complex="10pt"/>
    </style:style>
    <style:style style:name="T6" style:family="text">
      <style:text-properties style:font-name="Times New Roman" fo:font-size="10pt" fo:language="it" fo:country="IT" fo:font-style="italic" style:text-underline-style="solid" style:text-underline-width="auto" style:text-underline-color="font-color" style:font-name-asian="Times New Roman1" style:font-size-asian="10pt" style:font-style-asian="italic" style:font-name-complex="Times New Roman1" style:font-size-complex="10pt" style:font-style-complex="italic"/>
    </style:style>
    <style:style style:name="T7" style:family="text">
      <style:text-properties style:font-name="Times New Roman" fo:font-size="10pt" fo:language="it" fo:country="IT" fo:font-style="italic" style:text-underline-style="solid" style:text-underline-width="auto" style:text-underline-color="font-color" officeooo:rsid="001a8cc0" style:font-name-asian="Times New Roman1" style:font-size-asian="10pt" style:font-style-asian="italic" style:font-name-complex="Times New Roman1" style:font-size-complex="10pt" style:font-style-complex="italic"/>
    </style:style>
    <style:style style:name="T8" style:family="text">
      <style:text-properties style:font-name="Times New Roman" fo:font-size="10pt" fo:language="it" fo:country="I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9" style:family="text">
      <style:text-properties style:font-name="Times New Roman" fo:font-size="10pt" fo:language="it" fo:country="IT" style:font-size-asian="10pt" style:font-name-complex="Times New Roman1" style:font-size-complex="10pt"/>
    </style:style>
    <style:style style:name="T10" style:family="text">
      <style:text-properties style:font-name="Times New Roman" fo:font-size="10pt" fo:language="it" fo:country="IT" officeooo:rsid="001a8cc0" style:font-name-asian="Times New Roman1" style:font-size-asian="10pt" style:font-name-complex="Times New Roman1" style:font-size-complex="10pt"/>
    </style:style>
    <style:style style:name="T11" style:family="text">
      <style:text-properties fo:color="#1c1d1f" loext:opacity="100%" style:font-name="Times New Roman" fo:font-size="10pt" fo:language="it" fo:country="IT" style:font-size-asian="10pt" style:font-name-complex="Times New Roman1" style:font-size-complex="10pt"/>
    </style:style>
    <style:style style:name="T12" style:family="text">
      <style:text-properties fo:color="#1c1d1f" loext:opacity="100%" style:font-name="Times New Roman" fo:font-size="10pt" fo:language="it" fo:country="IT" officeooo:rsid="001a8cc0" style:font-size-asian="10pt" style:font-name-complex="Times New Roman1" style:font-size-complex="10pt"/>
    </style:style>
    <style:style style:name="T13" style:family="text">
      <style:text-properties fo:color="#1c1d1f" loext:opacity="100%" style:font-name="Times New Roman" fo:font-size="12pt" fo:language="it" fo:country="IT" style:font-size-asian="12pt" style:font-name-complex="Times New Roman1" style:font-size-complex="12pt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RICHIESTA DI RIMBORSO MISSIONE - NOTA RIEPILOGO SPESE</text:span><text:span text:style-name="T2"/></text:p>
      <text:p text:style-name="P1" loext:marker-style-name="T3"><text:span text:style-name="T4">Al Magnifico Rettore dell'Università degli studi di Modena e Reggio Emilia</text:span><text:span text:style-name="T4"/></text:p>
      <text:p text:style-name="P2" loext:marker-style-name="T5"/>
      <text:p text:style-name="P3" loext:marker-style-name="T5"/>
      <text:p text:style-name="P4" loext:marker-style-name="T5"><text:span text:style-name="T5">Il sottoscritto __</text:span><text:span text:style-name="T6"> </text:span><text:span text:style-name="T7">S</text:span><text:span text:style-name="T7">imone</text:span><text:span text:style-name="T5">_____</text:span><text:span text:style-name="T7">L</text:span><text:span text:style-name="T7">usetti</text:span><text:span text:style-name="T5">___________________________________________________________</text:span></text:p>
      <text:p text:style-name="P4" loext:marker-style-name="T5"><text:span text:style-name="T5">DICHIARA di aver compiuto la missione a _____Summer School ACDL 2025 a Castiglione della Pescaia______________</text:span><text:span text:style-name="T5"/></text:p>
      <text:p text:style-name="P4" loext:marker-style-name="T5"><text:span text:style-name="T5">_________________________________________________________________________________________</text:span><text:span text:style-name="T5"/></text:p>
      <text:p text:style-name="P4" loext:marker-style-name="T5"><text:span text:style-name="T5">con inizio del viaggio alle ore _08.00_ del giorno ___08-06-2025___ e con ritorno in sede</text:span><text:span text:style-name="T5"/></text:p>
      <text:p text:style-name="P4" loext:marker-style-name="T5"><text:span text:style-name="T5">alle ore _20.00__ del giorno ____14-06-2025_______________________________________________.</text:span><text:span text:style-name="T5"/></text:p>
      <text:p text:style-name="P5" loext:marker-style-name="T5"/>
      <text:p text:style-name="P4" loext:marker-style-name="T5"><text:span text:style-name="T5">DICHIARA di aver ricevuto un’anticipazione di euro _____________________________________________;</text:span><text:span text:style-name="T5"/></text:p>
      <text:p text:style-name="P4" loext:marker-style-name="T5"><text:span text:style-name="T5">DICHIARA di aver sostenuto le spese sottoelencate, per le quali si allegano i giustificativi di spesa, biglietti, fatture e/o ricevute:</text:span><text:span text:style-name="T5"/></text:p>
      <text:list text:style-name="WWNum12">
        <text:list-item>
          <text:p text:style-name="P6" loext:marker-style-name="T5"><draw:frame text:anchor-type="char" draw:z-index="0" draw:name="Input penna 1" draw:style-name="gr1" draw:text-style-name="P7" svg:width="0.0862in" svg:height="0.0843in" svg:x="0.0043in" svg:y="0.0508in"><draw:image xlink:href="Pictures/100000010000000700000007E11686DA.png" xlink:type="simple" xlink:show="embed" xlink:actuate="onLoad" draw:mime-type="image/png"><text:p/></draw:image></draw:frame><text:span text:style-name="T5">in originale e si impegna a non richiedere a terzi ulteriori rimborsi</text:span><text:span text:style-name="T5"/></text:p>
        </text:list-item>
        <text:list-item>
          <text:p text:style-name="P6" loext:marker-style-name="T5"><text:span text:style-name="T5">in formato elettronico e sono l’unica copia di cui si richiede il rimborso</text:span><text:span text:style-name="T5"/></text:p>
        </text:list-item>
      </text:list>
      <text:p text:style-name="P5" loext:marker-style-name="T5"/>
      <text:p text:style-name="P5" loext:marker-style-name="T5"/>
      <text:list xml:id="list2605588517" text:style-name="WWNum4">
        <text:list-item>
          <text:list>
            <text:list-item>
              <text:p text:style-name="P8" loext:marker-style-name="T5"><text:span text:style-name="T8">VIAGGIO E TRASPORTO</text:span><text:span text:style-name="T8"/></text:p>
            </text:list-item>
          </text:list>
        </text:list-item>
      </text:list>
      <text:p text:style-name="P9" loext:marker-style-name="T5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 loext:marker-style-name="T8"><text:span text:style-name="T8">Data</text:span><text:span text:style-name="T8"/></text:p>
          </table:table-cell>
          <table:table-cell table:style-name="Table1.A1" office:value-type="string">
            <text:p text:style-name="P10" loext:marker-style-name="T8"><text:span text:style-name="T8">Itinerario percorso</text:span><text:span text:style-name="T8"/></text:p>
          </table:table-cell>
          <table:table-cell table:style-name="Table1.A1" office:value-type="string">
            <text:p text:style-name="P10" loext:marker-style-name="T8"><text:span text:style-name="T8">Itinerario percorso</text:span><text:span text:style-name="T8"/></text:p>
          </table:table-cell>
          <table:table-cell table:style-name="Table1.A1" office:value-type="string">
            <text:p text:style-name="P10" loext:marker-style-name="T8"><text:span text:style-name="T8">Mezzo di trasporto</text:span><text:span text:style-name="T8"/></text:p>
          </table:table-cell>
          <table:table-cell table:style-name="Table1.A1" office:value-type="string">
            <text:p text:style-name="P10" loext:marker-style-name="T8"><text:span text:style-name="T8">Tipologia di costo</text:span><text:span text:style-name="T8"/></text:p>
            <text:p text:style-name="P10" loext:marker-style-name="T8"><text:span text:style-name="T8">(es. pedaggio, biglietto)</text:span><text:span text:style-name="T8"/></text:p>
          </table:table-cell>
          <table:table-cell table:style-name="Table1.A1" office:value-type="string">
            <text:p text:style-name="P10" loext:marker-style-name="T8"><text:span text:style-name="T8">Costo</text:span><text:span text:style-name="T8"/></text:p>
          </table:table-cell>
        </table:table-row>
        <table:table-row table:style-name="Table1.2">
          <table:table-cell table:style-name="Table1.A1" office:value-type="string">
            <text:p text:style-name="P10" loext:marker-style-name="T5"><text:span text:style-name="T5"/></text:p>
          </table:table-cell>
          <table:table-cell table:style-name="Table1.A1" office:value-type="string">
            <text:p text:style-name="P11" loext:marker-style-name="T5"><text:span text:style-name="T5">da</text:span></text:p>
          </table:table-cell>
          <table:table-cell table:style-name="Table1.A1" office:value-type="string">
            <text:p text:style-name="P11" loext:marker-style-name="T5"><text:span text:style-name="T5">a</text:span></text:p>
          </table:table-cell>
          <table:table-cell table:style-name="Table1.A1" office:value-type="string">
            <text:p text:style-name="P10" loext:marker-style-name="T5"><text:span text:style-name="T5"/></text:p>
          </table:table-cell>
          <table:table-cell table:style-name="Table1.A1" office:value-type="string">
            <text:p text:style-name="P10" loext:marker-style-name="T5"><text:span text:style-name="T5"/></text:p>
          </table:table-cell>
          <table:table-cell table:style-name="Table1.A1" office:value-type="string">
            <text:p text:style-name="P10" loext:marker-style-name="T5"><text:span text:style-name="T5"/></text:p>
          </table:table-cell>
        </table:table-row>
        <table:table-row table:style-name="Table1.2">
          <table:table-cell table:style-name="Table1.A1" office:value-type="string">
            <text:p text:style-name="P10" loext:marker-style-name="T5"><text:span text:style-name="T5"/></text:p>
          </table:table-cell>
          <table:table-cell table:style-name="Table1.A1" office:value-type="string">
            <text:p text:style-name="P11" loext:marker-style-name="T5"><text:span text:style-name="T5">da</text:span></text:p>
          </table:table-cell>
          <table:table-cell table:style-name="Table1.A1" office:value-type="string">
            <text:p text:style-name="P11" loext:marker-style-name="T5"><text:span text:style-name="T5">a</text:span></text:p>
          </table:table-cell>
          <table:table-cell table:style-name="Table1.A1" office:value-type="string">
            <text:p text:style-name="P10" loext:marker-style-name="T5"><text:span text:style-name="T5"/></text:p>
          </table:table-cell>
          <table:table-cell table:style-name="Table1.A1" office:value-type="string">
            <text:p text:style-name="P10" loext:marker-style-name="T5"><text:span text:style-name="T5"/></text:p>
          </table:table-cell>
          <table:table-cell table:style-name="Table1.A1" office:value-type="string">
            <text:p text:style-name="P10" loext:marker-style-name="T5"><text:span text:style-name="T5"/></text:p>
          </table:table-cell>
        </table:table-row>
        <table:table-row table:style-name="Table1.2">
          <table:table-cell table:style-name="Table1.A1" office:value-type="string">
            <text:p text:style-name="P12" loext:marker-style-name="T5"/>
          </table:table-cell>
          <table:table-cell table:style-name="Table1.A1" office:value-type="string">
            <text:p text:style-name="P10" loext:marker-style-name="T5"><text:span text:style-name="T5">da</text:span><text:span text:style-name="T5"/></text:p>
          </table:table-cell>
          <table:table-cell table:style-name="Table1.A1" office:value-type="string">
            <text:p text:style-name="P10" loext:marker-style-name="T5"><text:span text:style-name="T5">a</text:span><text:span text:style-name="T5"/></text:p>
          </table:table-cell>
          <table:table-cell table:style-name="Table1.A1" office:value-type="string">
            <text:p text:style-name="P12" loext:marker-style-name="T5"/>
          </table:table-cell>
          <table:table-cell table:style-name="Table1.A1" office:value-type="string">
            <text:p text:style-name="P12" loext:marker-style-name="T5"/>
          </table:table-cell>
          <table:table-cell table:style-name="Table1.A1" office:value-type="string">
            <text:p text:style-name="P12" loext:marker-style-name="T5"/>
          </table:table-cell>
        </table:table-row>
        <table:table-row table:style-name="Table1.2">
          <table:table-cell table:style-name="Table1.A1" office:value-type="string">
            <text:p text:style-name="P12" loext:marker-style-name="T5"/>
          </table:table-cell>
          <table:table-cell table:style-name="Table1.A1" office:value-type="string">
            <text:p text:style-name="P10" loext:marker-style-name="T5"><text:span text:style-name="T5">da</text:span><text:span text:style-name="T5"/></text:p>
          </table:table-cell>
          <table:table-cell table:style-name="Table1.A1" office:value-type="string">
            <text:p text:style-name="P10" loext:marker-style-name="T5"><text:span text:style-name="T5">a</text:span><text:span text:style-name="T5"/></text:p>
          </table:table-cell>
          <table:table-cell table:style-name="Table1.A1" office:value-type="string">
            <text:p text:style-name="P12" loext:marker-style-name="T5"/>
          </table:table-cell>
          <table:table-cell table:style-name="Table1.A1" office:value-type="string">
            <text:p text:style-name="P12" loext:marker-style-name="T5"/>
          </table:table-cell>
          <table:table-cell table:style-name="Table1.A1" office:value-type="string">
            <text:p text:style-name="P12" loext:marker-style-name="T5"/>
          </table:table-cell>
        </table:table-row>
      </table:table>
      <text:p text:style-name="P5" loext:marker-style-name="T5"/>
      <text:p text:style-name="P13" loext:marker-style-name="T5"><text:span text:style-name="T5">DICHIARA:</text:span><text:span text:style-name="T5"/></text:p>
      <text:list xml:id="list2547427782" text:style-name="WWNum7">
        <text:list-item>
          <text:list>
            <text:list-item>
              <text:list>
                <text:list-header>
                  <text:p text:style-name="P14" loext:marker-style-name="T5"><text:span text:style-name="T5">nel caso di utilizzo di mezzo proprio di aver <text:s/>percorso complessivamente km: _580 Km____ per i quali chiede il rimborso dell’indennità chilometrica</text:span></text:p>
                </text:list-header>
                <text:list-item>
                  <text:p text:style-name="P15" loext:marker-style-name="T5"><text:span text:style-name="T5">che il costo del biglietto ___________________________ è stato pagato con carta di credito dipartimentale</text:span><text:span text:style-name="T5"/></text:p>
                </text:list-item>
                <text:list-item>
                  <text:p text:style-name="P15" loext:marker-style-name="T5"><text:span text:style-name="T5">che l’originale della fattura/ricevuta cumulativa, relativa sarà consegnata da ____</text:span><text:span text:style-name="T6">nome</text:span><text:span text:style-name="T5">_____</text:span><text:span text:style-name="T6">cognome</text:span><text:span text:style-name="T5">____</text:span></text:p>
                </text:list-item>
              </text:list>
            </text:list-item>
          </text:list>
        </text:list-item>
      </text:list>
      <text:p text:style-name="P9" loext:marker-style-name="T5"/>
      <text:p text:style-name="P9" loext:marker-style-name="T5"/>
      <text:list xml:id="list152815589386143" text:continue-list="list2605588517" text:style-name="WWNum4">
        <text:list-item>
          <text:list>
            <text:list-item>
              <text:p text:style-name="P8" loext:marker-style-name="T5"><text:span text:style-name="T8">PERNOTTAMENTI</text:span><text:span text:style-name="T8"/></text:p>
            </text:list-item>
          </text:list>
        </text:list-item>
      </text:list>
      <text:p text:style-name="P9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 loext:marker-style-name="T8"><text:span text:style-name="T8">Data</text:span><text:span text:style-name="T8"/></text:p>
          </table:table-cell>
          <table:table-cell table:style-name="Table2.A1" office:value-type="string">
            <text:p text:style-name="P10" loext:marker-style-name="T8"><text:span text:style-name="T8">Descrizione (fattura/ricevuta fiscale numero ____ del ________)</text:span><text:span text:style-name="T8"/></text:p>
          </table:table-cell>
          <table:table-cell table:style-name="Table2.A1" office:value-type="string">
            <text:p text:style-name="P10" loext:marker-style-name="T8"><text:span text:style-name="T8">Costo</text:span><text:span text:style-name="T8"/></text:p>
          </table:table-cell>
        </table:table-row>
        <table:table-row table:style-name="Table2.2">
          <table:table-cell table:style-name="Table2.A1" office:value-type="string">
            <text:p text:style-name="P10" loext:marker-style-name="T5"><text:span text:style-name="T5">08-06-2025 al 14-06-2025</text:span><text:span text:style-name="T5"/></text:p>
            <text:p text:style-name="P16" loext:marker-style-name="T5"/>
          </table:table-cell>
          <table:table-cell table:style-name="Table2.A1" office:value-type="string">
            <text:p text:style-name="P10" loext:marker-style-name="T5"><text:span text:style-name="T5">N. 6 pernottamenti. Ricevuta fiscale N. 22502117 del 14-06-2025</text:span><text:span text:style-name="T5"/></text:p>
          </table:table-cell>
          <table:table-cell table:style-name="Table2.A1" office:value-type="string">
            <text:p text:style-name="P10" loext:marker-style-name="T5"><text:span text:style-name="T5">918,00 euro</text:span><text:span text:style-name="T5"/></text:p>
          </table:table-cell>
        </table:table-row>
        <table:table-row table:style-name="Table2.2"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</table:table-row>
        <table:table-row table:style-name="Table2.2"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</table:table-row>
        <table:table-row table:style-name="Table2.2"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  <table:table-cell table:style-name="Table2.A1" office:value-type="string">
            <text:p text:style-name="P12" loext:marker-style-name="T5"/>
          </table:table-cell>
        </table:table-row>
      </table:table>
      <text:p text:style-name="P9" loext:marker-style-name="T5"/>
      <text:p text:style-name="P13" loext:marker-style-name="T5"><text:span text:style-name="T5">DICHIARA:</text:span><text:span text:style-name="T5"/></text:p>
      <text:list xml:id="list133556138" text:style-name="WWNum8">
        <text:list-item>
          <text:p text:style-name="P17" loext:marker-style-name="T5"><text:soft-page-break/><text:span text:style-name="T5">di aver usufruito di alloggio gratuito</text:span><text:span text:style-name="T5"/></text:p>
        </text:list-item>
        <text:list-item>
          <text:p text:style-name="P17" loext:marker-style-name="T5"><text:span text:style-name="T5">che il costo della fattura/ricevuta _________________ è stato prepagato con carta di credito dipartimentale</text:span><text:span text:style-name="T5"/></text:p>
        </text:list-item>
      </text:list>
      <text:list xml:id="list152814043057525" text:continue-list="list2547427782" text:style-name="WWNum7">
        <text:list-item>
          <text:list>
            <text:list-item>
              <text:list>
                <text:list-item>
                  <text:p text:style-name="P15" loext:marker-style-name="T5"><text:span text:style-name="T5">che l’originale della fattura/ricevuta cumulativa, relativa sarà consegnata da ____</text:span><text:span text:style-name="T6">nome</text:span><text:span text:style-name="T5">_____</text:span><text:span text:style-name="T6">cognome</text:span><text:span text:style-name="T5">____</text:span></text:p>
                </text:list-item>
              </text:list>
            </text:list-item>
          </text:list>
        </text:list-item>
      </text:list>
      <text:p text:style-name="P9" loext:marker-style-name="T5"/>
      <text:list xml:id="list152815548515579" text:continue-list="list152815589386143" text:style-name="WWNum4">
        <text:list-item>
          <text:list>
            <text:list-item>
              <text:p text:style-name="P18" loext:marker-style-name="T9"><text:span text:style-name="T8">PASTI</text:span><text:span text:style-name="T8"/></text:p>
            </text:list-item>
          </text:list>
        </text:list-item>
      </text:list>
      <text:p text:style-name="P19" loext:marker-style-name="T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 loext:marker-style-name="T8"><text:span text:style-name="T8">Data</text:span><text:span text:style-name="T8"/></text:p>
          </table:table-cell>
          <table:table-cell table:style-name="Table3.A1" office:value-type="string">
            <text:p text:style-name="P10" loext:marker-style-name="T8"><text:span text:style-name="T8">Descrizione (fattura/ricevuta fiscale numero ____ del ________)</text:span><text:span text:style-name="T8"/></text:p>
          </table:table-cell>
          <table:table-cell table:style-name="Table3.A1" office:value-type="string">
            <text:p text:style-name="P10" loext:marker-style-name="T8"><text:span text:style-name="T8">Costo</text:span><text:span text:style-name="T8"/></text:p>
          </table:table-cell>
        </table:table-row>
        <table:table-row table:style-name="Table3.2">
          <table:table-cell table:style-name="Table3.A1" office:value-type="string">
            <text:p text:style-name="P10" loext:marker-style-name="T5"><text:span text:style-name="T5">08-06-2025</text:span><text:span text:style-name="T5"/></text:p>
          </table:table-cell>
          <table:table-cell table:style-name="Table3.A1" office:value-type="string">
            <text:p text:style-name="P10" loext:marker-style-name="T5"><text:span text:style-name="T5">Pranzo autogrill. Documento N. 2251-0066 del 08-06-2025</text:span><text:span text:style-name="T5"/></text:p>
          </table:table-cell>
          <table:table-cell table:style-name="Table3.A1" office:value-type="string">
            <text:p text:style-name="P10" loext:marker-style-name="T5"><text:span text:style-name="T5">1</text:span><text:span text:style-name="T10">8</text:span><text:span text:style-name="T5">,</text:span><text:span text:style-name="T10">7</text:span><text:span text:style-name="T5">0 euro</text:span></text:p>
          </table:table-cell>
        </table:table-row>
        <table:table-row table:style-name="Table3.2">
          <table:table-cell table:style-name="Table3.A1" office:value-type="string">
            <text:p text:style-name="P10" loext:marker-style-name="T5"><text:span text:style-name="T5">14-06-2025</text:span><text:span text:style-name="T5"/></text:p>
          </table:table-cell>
          <table:table-cell table:style-name="Table3.A1" office:value-type="string">
            <text:p text:style-name="P10" loext:marker-style-name="T5"><text:span text:style-name="T5">Pranzo. Documento N. 2280-00</text:span><text:span text:style-name="T10">10</text:span><text:span text:style-name="T5"> del 14-06-2025</text:span></text:p>
          </table:table-cell>
          <table:table-cell table:style-name="Table3.A1" office:value-type="string">
            <text:p text:style-name="P10" loext:marker-style-name="T5"><text:span text:style-name="T5">2</text:span><text:span text:style-name="T10">3</text:span><text:span text:style-name="T5">,00 euro</text:span></text:p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  <table:table-row table:style-name="Table3.2"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  <table:table-cell table:style-name="Table3.A1" office:value-type="string">
            <text:p text:style-name="P12" loext:marker-style-name="T5"/>
          </table:table-cell>
        </table:table-row>
      </table:table>
      <text:p text:style-name="P9" loext:marker-style-name="T5"/>
      <text:p text:style-name="P13" loext:marker-style-name="T5"><text:span text:style-name="T5">DICHIARA:</text:span><text:span text:style-name="T5"/></text:p>
      <text:list xml:id="list152815887738553" text:continue-list="list133556138" text:style-name="WWNum8">
        <text:list-item>
          <text:p text:style-name="P17" loext:marker-style-name="T5"><text:span text:style-name="T5">di aver usufruito di vitto gratuito</text:span><text:span text:style-name="T5"/></text:p>
        </text:list-item>
      </text:list>
      <text:list text:continue-list="list152814043057525" text:style-name="WWNum7">
        <text:list-item>
          <text:list>
            <text:list-item>
              <text:list>
                <text:list-item>
                  <text:p text:style-name="P15" loext:marker-style-name="T5"><text:span text:style-name="T5">che il costo della fattura/ricevuta cumulativa, relativa a ___________________________sarà consegnata da ____</text:span><text:span text:style-name="T6">nome</text:span><text:span text:style-name="T5">_____</text:span><text:span text:style-name="T6">cognome</text:span><text:span text:style-name="T5">_________________________________________________________________</text:span></text:p>
                </text:list-item>
              </text:list>
            </text:list-item>
          </text:list>
        </text:list-item>
      </text:list>
      <text:p text:style-name="P9" loext:marker-style-name="T5"/>
      <text:p text:style-name="P9" loext:marker-style-name="T5"/>
      <text:list xml:id="list152815809284800" text:continue-list="list152815548515579" text:style-name="WWNum4">
        <text:list-item>
          <text:list>
            <text:list-item>
              <text:p text:style-name="P20" loext:marker-style-name="T9"><text:span text:style-name="T8">SPESE DI ISCRIZIONE A CONVEGNI O CONGRESSI</text:span><text:span text:style-name="T8"/></text:p>
            </text:list-item>
          </text:list>
        </text:list-item>
      </text:list>
      <text:p text:style-name="P19" loext:marker-style-name="T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 loext:marker-style-name="T8"><text:span text:style-name="T8">Data</text:span><text:span text:style-name="T8"/></text:p>
          </table:table-cell>
          <table:table-cell table:style-name="Table4.A1" office:value-type="string">
            <text:p text:style-name="P10" loext:marker-style-name="T8"><text:span text:style-name="T8">Descrizione (fattura/ricevuta fiscale numero ____ del ________)</text:span><text:span text:style-name="T8"/></text:p>
          </table:table-cell>
          <table:table-cell table:style-name="Table4.A1" office:value-type="string">
            <text:p text:style-name="P10" loext:marker-style-name="T8"><text:span text:style-name="T8">Costo</text:span><text:span text:style-name="T8"/></text:p>
          </table:table-cell>
        </table:table-row>
        <table:table-row table:style-name="Table4.2">
          <table:table-cell table:style-name="Table4.A1" office:value-type="string">
            <text:p text:style-name="P10" loext:marker-style-name="T5"><text:span text:style-name="T5">22-02-2025</text:span><text:span text:style-name="T5"/></text:p>
          </table:table-cell>
          <table:table-cell table:style-name="Table4.A1" office:value-type="string">
            <text:p text:style-name="P10" loext:marker-style-name="T5"><text:span text:style-name="T5">Pagamento <text:s/>via PayPal dell’iscrizione </text:span><text:span text:style-name="T5"/></text:p>
          </table:table-cell>
          <table:table-cell table:style-name="Table4.A1" office:value-type="string">
            <text:p text:style-name="P10" loext:marker-style-name="T5"><text:span text:style-name="T5">580,00 euro</text:span><text:span text:style-name="T5"/></text:p>
          </table:table-cell>
        </table:table-row>
        <table:table-row table:style-name="Table4.2">
          <table:table-cell table:style-name="Table4.A1" office:value-type="string">
            <text:p text:style-name="P12" loext:marker-style-name="T5"/>
          </table:table-cell>
          <table:table-cell table:style-name="Table4.A1" office:value-type="string">
            <text:p text:style-name="P12" loext:marker-style-name="T5"/>
          </table:table-cell>
          <table:table-cell table:style-name="Table4.A1" office:value-type="string">
            <text:p text:style-name="P12" loext:marker-style-name="T5"/>
          </table:table-cell>
        </table:table-row>
      </table:table>
      <text:p text:style-name="P19" loext:marker-style-name="T9"/>
      <text:p text:style-name="P13" loext:marker-style-name="T5"><text:span text:style-name="T5">DICHIARA:</text:span><text:span text:style-name="T5"/></text:p>
      <text:list text:continue-list="list152815887738553" text:style-name="WWNum8">
        <text:list-item>
          <text:p text:style-name="P17" loext:marker-style-name="T5"><text:span text:style-name="T5">che il costo della fattura/ricevuta ________________ è stata prepagata con buono d’ordine del dipartimento</text:span><text:span text:style-name="T5"/></text:p>
        </text:list-item>
      </text:list>
      <text:p text:style-name="P21" loext:marker-style-name="T5"/>
      <text:list text:continue-list="list152815809284800" text:style-name="WWNum4">
        <text:list-item>
          <text:list>
            <text:list-item>
              <text:p text:style-name="P18" loext:marker-style-name="T9"><text:span text:style-name="T8">ALTRE SPESE</text:span><text:span text:style-name="T8"/></text:p>
            </text:list-item>
          </text:list>
        </text:list-item>
      </text:list>
      <text:p text:style-name="P19" loext:marker-style-name="T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 loext:marker-style-name="T8"><text:span text:style-name="T8">Data</text:span><text:span text:style-name="T8"/></text:p>
          </table:table-cell>
          <table:table-cell table:style-name="Table5.A1" office:value-type="string">
            <text:p text:style-name="P10" loext:marker-style-name="T8"><text:span text:style-name="T8">Descrizione (fattura/ricevuta fiscale numero ____ del ________)</text:span><text:span text:style-name="T8"/></text:p>
          </table:table-cell>
          <table:table-cell table:style-name="Table5.A1" office:value-type="string">
            <text:p text:style-name="P10" loext:marker-style-name="T8"><text:span text:style-name="T8">Costo</text:span><text:span text:style-name="T8"/></text:p>
          </table:table-cell>
        </table:table-row>
        <table:table-row table:style-name="Table5.2">
          <table:table-cell table:style-name="Table5.A1" office:value-type="string">
            <text:p text:style-name="P10" loext:marker-style-name="T5"><text:span text:style-name="T5"/></text:p>
          </table:table-cell>
          <table:table-cell table:style-name="Table5.A1" office:value-type="string">
            <text:p text:style-name="P10" loext:marker-style-name="T5"><text:span text:style-name="T5"/></text:p>
          </table:table-cell>
          <table:table-cell table:style-name="Table5.A1" office:value-type="string">
            <text:p text:style-name="P10" loext:marker-style-name="T5"><text:span text:style-name="T5"/></text:p>
          </table:table-cell>
        </table:table-row>
        <table:table-row table:style-name="Table5.2"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</table:table-row>
        <table:table-row table:style-name="Table5.2"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</table:table-row>
        <table:table-row table:style-name="Table5.2"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</table:table-row>
        <table:table-row table:style-name="Table5.2"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</table:table-row>
        <table:table-row table:style-name="Table5.2"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</table:table-row>
        <table:table-row table:style-name="Table5.2"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  <table:table-cell table:style-name="Table5.A1" office:value-type="string">
            <text:p text:style-name="P12" loext:marker-style-name="T5"/>
          </table:table-cell>
        </table:table-row>
      </table:table>
      <text:p text:style-name="P22" loext:marker-style-name="T11"/>
      <text:p text:style-name="P23" loext:marker-style-name="T11"><text:span text:style-name="T11">Data richiesta ___</text:span><text:span text:style-name="T12">08-07</text:span><text:span text:style-name="T11">-2025_____</text:span></text:p>
      <text:p text:style-name="P22" loext:marker-style-name="T11"><draw:path text:anchor-type="paragraph" draw:z-index="2" draw:name="Bézier curve 2" draw:style-name="gr2" draw:text-style-name="P24" svg:width="0.4961in" svg:height="0.8484in" draw:transform="rotate (-1.5707963267949) translate (3.32152777777778in 0.163209315225549in)" svg:viewBox="0 0 1261 2156" svg:d="M504 1939c136-13 283 6 413-39 177-62 295 347 62 238-222-104 141-288 238-388 170-176-203-96-189-200 34-241-386-49-37-187 55-21-218-500-12-238 206 263 208-15 100-125-58-60-470-201-213 0 101 79 387 104 388-62 2-202-302-176-462-213-159-37-328-18-489-37-33-4-532 24-174 62 173 18 372 50 525-37 97-56 577-82 313-276-138-100-334-31-501-37-62-1-568-13-200 62 184 38 381-24 575-74 341-88-65-179-150-175-389 21 73-7 101-88l-113-125"><text:p/></draw:path></text:p>
      <text:p text:style-name="P22" loext:marker-style-name="T11"><draw:path text:anchor-type="paragraph" draw:z-index="1" draw:name="Bézier curve 1" draw:style-name="gr2" draw:text-style-name="P24" svg:width="0.311in" svg:height="0.9957in" draw:transform="rotate (-1.67970487211934) translate (2.36302847710005in 0.255440981963279in)" svg:viewBox="0 0 791 2530" svg:d="M0 2367c184 31 267-141 417-209 195-89 297 124 353 238 105 216-211 146-216-26-4-143 24-260 7-391-25-193-378-161-356-38 19 107 408 27 308-170-31-62-507-128-135-200 52-10 497-50 109-37-410 14 235-45-144-172-181-60 439-188 115-328-66-29-435-111-244 78 107 105 372-80 329-226-43-142-293-49-394-145-163-154 268-67 271-168 3-117-252-450-279-246-41 302 306-71 267-205l-39-122"><text:p/></draw:path><draw:path text:anchor-type="paragraph" draw:z-index="3" draw:name="Bézier curve 3" draw:style-name="gr3" draw:text-style-name="P25" svg:width="0.4224in" svg:height="0.0063in" svg:x="2.9228in" svg:y="0.1378in" svg:viewBox="0 0 1074 17" svg:d="M0 17c153-2 309-8 462 0 129 6 258-29 388-13h125 99"><text:p/></draw:path></text:p>
      <text:p text:style-name="P23" loext:marker-style-name="T11"><text:span text:style-name="T11">Firma del richiedente ________________________________</text:span><text:span text:style-name="T11"/></text:p>
      <text:p text:style-name="P22" loext:marker-style-name="T11"/>
      <text:p text:style-name="P22" loext:marker-style-name="T11"/>
      <text:p text:style-name="P23" loext:marker-style-name="T11"><text:span text:style-name="T11">Firma del titolare dei fondi/del progetto ________________________________</text:span><text:span text:style-name="T11"/></text:p>
      <text:p text:style-name="P22" loext:marker-style-name="T11"/>
      <text:p text:style-name="P22" loext:marker-style-name="T11"/>
      <text:p text:style-name="P23" loext:marker-style-name="T11"><text:span text:style-name="T11">Firma del Direttore di Dipartimento/Centro ________________________________</text:span><text:span text:style-name="T11"/></text:p>
      <text:p text:style-name="P22" loext:marker-style-name="T11"/>
      <text:p text:style-name="P22" loext:marker-style-name="T11"/>
      <text:p text:style-name="P26" loext:marker-style-name="T13"><text:span text:style-name="T13">AVVERTENZE</text:span><text:span text:style-name="T13"/></text:p>
      <text:p text:style-name="P23" loext:marker-style-name="T11"><text:span text:style-name="T11">Ai fini dell'emissione del pagamento delle missioni il presente modulo deve venire compilato in ogni sua parte, contrassegnando con una croce eventuali dizioni che interessano.</text:span><text:span text:style-name="T11"/></text:p>
      <text:p text:style-name="P23" loext:marker-style-name="T11"><text:span text:style-name="T11">Le spese non documentate non possono venire rimborsate salvo quanto disposto nel Regolamento missioni e trasferte del personale dipendente e non dipendente.</text:span><text:span text:style-name="T11"/></text:p>
      <text:p text:style-name="P23" loext:marker-style-name="T11"><text:span text:style-name="T11">Per spese effettuate in valuta il rimborso è disposto al cambio ufficiale UIC.</text:span><text:span text:style-name="T11"/></text:p>
      <text:p text:style-name="P22" loext:marker-style-name="T11"/>
      <text:p text:style-name="P26" loext:marker-style-name="T13"><text:span text:style-name="T13">EVENTUALI NOTE</text:span><text:span text:style-name="T13"/></text:p>
      <text:p text:style-name="P23" loext:marker-style-name="T11"><text:span text:style-name="T11">_</text:span><text:span text:style-name="T12">Per il pasto in autogrill non ho più lo scontrino però allego uno screenshot del movimento di cont</text:span><text:span text:style-name="T11">___</text:span><text:span text:style-name="T12">________</text:span></text:p>
      <text:p text:style-name="P23" loext:marker-style-name="T11"><text:span text:style-name="T11">__________________________________________________________________________________________</text:span><text:span text:style-name="T11"/></text:p>
      <text:p text:style-name="P23" loext:marker-style-name="T11"><text:span text:style-name="T11">__________________________________________________________________________________________</text:span><text:span text:style-name="T11"/></text:p>
      <text:p text:style-name="P23" loext:marker-style-name="T11"><text:span text:style-name="T11">__________________________________________________________________________________________</text:span><text:span text:style-name="T11"/></text:p>
      <text:p text:style-name="P23" loext:marker-style-name="T11"><text:span text:style-name="T11">__________________________________________________________________________________________</text:span><text:span text:style-name="T11"/></text:p>
      <text:p text:style-name="P23" loext:marker-style-name="T11"><text:span text:style-name="T11">__________________________________________________________________________________________</text:span><text:span text:style-name="T11"/></text:p>
      <text:p text:style-name="P23" loext:marker-style-name="T11"><text:span text:style-name="T11">__________________________________________________________________________________________</text:span><text:span text:style-name="T11"/></text:p>
      <text:p text:style-name="P23" loext:marker-style-name="T11"><text:span text:style-name="T11">__________________________________________________________________________________________</text:span><text:span text:style-name="T11"/></text:p>
      <text:p text:style-name="P23" loext:marker-style-name="T11"><text:span text:style-name="T11">__________________________________________________________________________________________</text:span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283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661in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left="2.3882in"/>
      <style:text-properties style:font-name="Courier New" fo:font-family="'Courier New'" style:font-family-generic="roman" style:font-pitch="variable" fo:font-size="13.5pt" style:font-name-asian="Courier New1" style:font-family-asian="'Courier New'" style:font-family-generic-asian="system" style:font-pitch-asian="variable" style:font-size-asian="13.5pt" style:font-size-complex="13.5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left="0.2972in" fo:margin-top="0.0181in" fo:margin-bottom="0in" style:contextual-spacing="false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left="0.2083in" fo:margin-top="0.0508in" fo:margin-bottom="0in" style:contextual-spacing="false"/>
      <style:text-properties style:font-name="Times New Roman" fo:font-family="'Times New Roman'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size-complex="10.5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1c1d1f" loext:opacity="100%" style:font-name="Times New Roman" fo:font-family="'Times New Roman'" style:font-family-generic="roman" style:font-pitch="variable" fo:font-size="9.5pt" fo:font-weight="bold" style:font-name-asian="Times New Roman1" style:font-family-asian="'Times New Roman'" style:font-family-generic-asian="system" style:font-pitch-asian="variable" style:font-size-asian="9.5pt" style:font-weight-asian="bold" style:font-size-complex="9.5pt" style:font-weight-complex="bold" style:text-scale="128%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color="#111316" loext:opacity="100%" style:font-name="Calibri1" fo:font-family="Calibri" style:font-family-generic="swiss" style:font-pitch="variable" fo:font-size="9.5pt" style:font-size-asian="9.5pt" style:font-name-complex="Arial" style:font-family-complex="Arial" style:font-family-generic-complex="system" style:font-pitch-complex="variable" style:font-size-complex="9.5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color="#313134" loext:opacity="100%" style:font-name="Times New Roman" fo:font-family="'Times New Roman'" style:font-family-generic="roman" style:font-pitch="variable" fo:font-size="7.5pt" style:font-name-asian="Times New Roman1" style:font-family-asian="'Times New Roman'" style:font-family-generic-asian="system" style:font-pitch-asian="variable" style:font-size-asian="7.5pt" style:font-size-complex="7.5pt" style:text-scale="101%"/>
    </style:style>
    <style:style style:name="ListLabel_20_29" style:display-name="ListLabel 29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color="#313134" loext:opacity="100%" style:font-name="Times New Roman" fo:font-family="'Times New Roman'" style:font-family-generic="roman" style:font-pitch="variable" fo:font-size="7.5pt" style:font-name-asian="Times New Roman1" style:font-family-asian="'Times New Roman'" style:font-family-generic-asian="system" style:font-pitch-asian="variable" style:font-size-asian="7.5pt" style:font-size-complex="7.5pt" style:text-scale="101%"/>
    </style:style>
    <style:style style:name="ListLabel_20_74" style:display-name="ListLabel 74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313134" loext:opacity="100%" style:font-name="Times New Roman" fo:font-family="'Times New Roman'" style:font-family-generic="roman" style:font-pitch="variable" fo:font-size="7.5pt" style:font-name-asian="Times New Roman1" style:font-family-asian="'Times New Roman'" style:font-family-generic-asian="system" style:font-pitch-asian="variable" style:font-size-asian="7.5pt" style:font-size-complex="7.5pt" style:text-scale="101%"/>
    </style:style>
    <style:style style:name="ListLabel_20_92" style:display-name="ListLabel 92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="Calibri" fo:font-family="Calibri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2472in" fo:margin-left="0.4425in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2472in" fo:margin-left="1.1209in"/>
        </style:list-level-properties>
        <style:text-properties fo:font-family="Symbol" style:font-style-name="Regular" style:font-pitch="variable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472in" fo:margin-left="1.7984in"/>
        </style:list-level-properties>
        <style:text-properties fo:font-family="Symbol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472in" fo:margin-left="2.477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2472in" fo:margin-left="3.1555in"/>
        </style:list-level-properties>
        <style:text-properties fo:font-family="Symbol" style:font-style-name="Regular" style:font-pitch="variable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472in" fo:margin-left="3.8335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472in" fo:margin-left="4.5118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2472in" fo:margin-left="5.1902in"/>
        </style:list-level-properties>
        <style:text-properties fo:font-family="Symbol" style:font-style-name="Regular" style:font-pitch="variable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472in" fo:margin-left="5.8681in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0902in" fo:margin-left="0.289in"/>
        </style:list-level-properties>
        <style:text-properties fo:font-family="Arial" style:font-style-name="Regular" style:font-pitch="variable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0902in" fo:margin-left="0.9764in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0.0902in" fo:margin-left="1.6646in"/>
        </style:list-level-properties>
        <style:text-properties fo:font-family="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0902in" fo:margin-left="2.3528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0902in" fo:margin-left="3.0409in"/>
        </style:list-level-properties>
        <style:text-properties fo:font-family="Symbol" style:font-style-name="Regular" style:font-pitch="variable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0902in" fo:margin-left="3.7291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0902in" fo:margin-left="4.416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0902in" fo:margin-left="5.1047in"/>
        </style:list-level-properties>
        <style:text-properties fo:font-family="Symbol" style:font-style-name="Regular" style:font-pitch="variable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0902in" fo:margin-left="5.7929in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(%1%)" style:num-prefix="(" style:num-suffix=")" style:num-format="1" text:start-value="4">
        <style:list-level-properties text:list-level-position-and-space-mode="label-alignment">
          <style:list-level-label-alignment text:label-followed-by="listtab" fo:text-indent="-0.1228in" fo:margin-left="0.0772in"/>
        </style:list-level-properties>
      </text:list-level-style-number>
      <text:list-level-style-number text:level="2" text:style-name="ListLabel_20_29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1.2102in"/>
        </style:list-level-properties>
        <style:text-properties fo:font-family="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1.9547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2.7in"/>
        </style:list-level-properties>
        <style:text-properties fo:font-family="Symbol" style:font-style-name="Regular" style:font-pitch="variable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3.4445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4.1898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4.9346in"/>
        </style:list-level-properties>
        <style:text-properties fo:font-family="Symbol" style:font-style-name="Regular" style:font-pitch="variable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5.6791in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□" style:num-suffix="□" text:bullet-char="□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□" style:num-suffix="□" text:bullet-char="□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1" text:start-value="4">
        <style:list-level-properties text:list-level-position-and-space-mode="label-alignment">
          <style:list-level-label-alignment text:label-followed-by="listtab" fo:text-indent="-0.1228in" fo:margin-left="0.0772in"/>
        </style:list-level-properties>
      </text:list-level-style-number>
      <text:list-level-style-number text:level="2" text:style-name="ListLabel_20_74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1.2102in"/>
        </style:list-level-properties>
        <style:text-properties fo:font-family="Symbol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1.9547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2.7in"/>
        </style:list-level-properties>
        <style:text-properties fo:font-family="Symbol" style:font-style-name="Regular" style:font-pitch="variable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3.4445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4.1898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4.9346in"/>
        </style:list-level-properties>
        <style:text-properties fo:font-family="Symbol" style:font-style-name="Regular" style:font-pitch="variable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5.6791in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4543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543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543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543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543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54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543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543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54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(%1%)" style:num-prefix="(" style:num-suffix=")" style:num-format="1" text:start-value="4">
        <style:list-level-properties text:list-level-position-and-space-mode="label-alignment">
          <style:list-level-label-alignment text:label-followed-by="listtab" fo:text-indent="-0.1228in" fo:margin-left="0.0772in"/>
        </style:list-level-properties>
      </text:list-level-style-number>
      <text:list-level-style-number text:level="2" text:style-name="ListLabel_20_92" loext:num-list-format="%2%)" style:num-suffix=")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1.2102in"/>
        </style:list-level-properties>
        <style:text-properties fo:font-family="Symbol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1.9547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2.7in"/>
        </style:list-level-properties>
        <style:text-properties fo:font-family="Symbol" style:font-style-name="Regular" style:font-pitch="variable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3.4445in"/>
        </style:list-level-properties>
        <style:text-properties fo:font-family="Symbol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4.1898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4.9346in"/>
        </style:list-level-properties>
        <style:text-properties fo:font-family="Symbol" style:font-style-name="Regular" style:font-pitch="variable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fo:text-indent="-0.2665in" fo:margin-left="5.6791in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□" style:num-suffix="□" text:bullet-char="□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0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46" style:layout-grid-base-height="0.207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FEDERICO MOTTA</meta:initial-creator>
    <meta:editing-cycles>4</meta:editing-cycles>
    <meta:creation-date>2025-06-19T10:00:00</meta:creation-date>
    <dc:date>2025-07-08T15:28:13.921798000</dc:date>
    <dc:language>en-US</dc:language>
    <meta:editing-duration>PT2M3S</meta:editing-duration>
    <meta:generator>LibreOffice/25.2.2.2$MacOSX_AARCH64 LibreOffice_project/7370d4be9e3cf6031a51beef54ff3bda878e3fac</meta:generator>
    <meta:document-statistic meta:table-count="5" meta:image-count="0" meta:object-count="0" meta:page-count="4" meta:paragraph-count="86" meta:word-count="463" meta:character-count="4263" meta:non-whitespace-character-count="3899"/>
    <meta:user-defined meta:name="AppVersion">16.0000</meta:user-defined>
    <meta:user-defined meta:name="Created" meta:value-type="date">2018-12-27T00:00:00</meta:user-defined>
    <meta:user-defined meta:name="LastSaved" meta:value-type="date">2019-03-18T00:00:00</meta:user-defined>
    <meta:template xlink:type="simple" xlink:actuate="onRequest" xlink:title="Normal.dotm" xlink:href=""/>
  </office:meta>
</office:document-meta>
</file>